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66.07pt" svg:height="255.23pt" svg:x="323.89pt" svg:y="38.41pt">
            <loext:p draw:notify-on-update-of-ranges="Sheet1.A1:Sheet1.A90 Sheet1.B1:Sheet1.B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3:03:55.508134992</meta:creation-date>
    <dc:date>2017-01-02T23:16:55.217198081</dc:date>
    <meta:editing-duration>PT1M19S</meta:editing-duration>
    <meta:editing-cycles>1</meta:editing-cycles>
    <meta:document-statistic meta:table-count="1" meta:cell-count="180" meta:object-count="1"/>
    <meta:generator>LibreOffice/5.2.4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draw:stroke-dash="Fine_20_Dashed"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15cm" svg:height="9.005cm" xlink:href=".." xlink:type="simple" chart:class="chart:line" chart:style-name="ch1">
        <chart:legend svg:x="8.684cm" svg:y="0.563cm" style:legend-expansion="custom" chartooo:width="3.384cm" chartooo:height="1.096cm" style:legend-expansion-aspect-ratio="3.08759124087591" chart:style-name="ch2"/>
        <chart:plot-area chart:style-name="ch3" table:cell-range-address="Sheet1.A1:Sheet1.B90" svg:x="0.258cm" svg:y="0.18cm" svg:width="12.399cm" svg:height="8.645cm">
          <chartooo:coordinate-region svg:x="1.065cm" svg:y="0.38cm" svg:width="11.592cm" svg:height="7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90" chart:class="chart:line">
            <chart:data-point chart:repeated="90"/>
          </chart:series>
          <chart:series chart:style-name="ch8" chart:values-cell-range-address="Sheet1.B1:Sheet1.B90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">
                <text:p>136</text:p>
                <draw:g>
                  <svg:desc>Sheet1.A1:Sheet1.A90</svg:desc>
                </draw:g>
              </table:table-cell>
              <table:table-cell office:value-type="float" office:value="18">
                <text:p>18</text:p>
                <draw:g>
                  <svg:desc>Sheet1.B1:Sheet1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">
                <text:p>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">
                <text:p>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">
                <text:p>2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">
                <text:p>1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">
                <text:p>1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">
                <text:p>2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">
                <text:p>2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3">
                <text:p>2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9">
                <text:p>2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7">
                <text:p>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">
                <text:p>2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3">
                <text:p>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">
                <text:p>2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">
                <text:p>1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">
                <text:p>2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">
                <text:p>2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2">
                <text:p>2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6">
                <text:p>3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5">
                <text:p>2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5">
                <text:p>1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2">
                <text:p>1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9">
                <text:p>2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">
                <text:p>2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">
                <text:p>1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">
                <text:p>2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8">
                <text:p>2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">
                <text:p>1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">
                <text:p>2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2">
                <text:p>1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8">
                <text:p>2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">
                <text:p>2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2">
                <text:p>1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3">
                <text:p>1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8">
                <text:p>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">
                <text:p>1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0">
                <text:p>1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8">
                <text:p>1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">
                <text:p>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1">
                <text:p>1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4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">
                <text:p>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6">
                <text:p>2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">
                <text:p>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0">
                <text:p>2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8">
                <text:p>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1">
                <text:p>2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7">
                <text:p>2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9">
                <text:p>1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